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WithRealCountry.setRealCountry( Country real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WithRealCountry.getReal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